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0.64pt"/>
    </style:style>
    <style:style style:name="co2" style:family="table-column">
      <style:table-column-properties fo:break-before="auto" style:column-width="15.7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69.7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74.35pt"/>
    </style:style>
    <style:style style:name="co8" style:family="table-column">
      <style:table-column-properties fo:break-before="auto" style:column-width="34.2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3"/>
    <style:style style:name="ce6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123">
      <style:table-cell-properties style:text-align-source="fix" style:repeat-content="false" fo:border="none"/>
      <style:paragraph-properties fo:text-align="end" fo:margin-left="0pt"/>
      <style:text-properties fo:font-weight="normal" style:font-weight-asian="normal" style:font-weight-complex="normal"/>
    </style:style>
    <style:style style:name="ce23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end" fo:margin-left="0pt"/>
      <style:text-properties fo:font-weight="normal" style:font-weight-asian="normal" style:font-weight-complex="normal"/>
    </style:style>
    <style:style style:name="ce1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453.51pt" svg:height="313.71pt" svg:x="6.24pt" svg:y="345.88pt">
            <draw:object draw:notify-on-update-of-ranges="coverage.C7:coverage.C22 coverage.D7:coverage.D22 coverage.E7:coverage.E22 coverage.F7:coverage.F22 coverage.G7:coverage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10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packages in repository</text:p>
          </table:table-cell>
          <table:table-cell office:value-type="string" calcext:value-type="string">
            <text:p>R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effective mean daily rate</text:p>
          </table:table-cell>
          <table:table-cell office:value-type="string" calcext:value-type="string">
            <text:p>D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4"/>
          <table:table-cell table:style-name="ce3" table:number-columns-repeated="1017"/>
        </table:table-row>
        <table:table-row table:style-name="ro1">
          <table:table-cell table:style-name="ce2"/>
          <table:table-cell table:number-columns-repeated="2"/>
          <table:table-cell table:style-name="ce6"/>
          <table:table-cell table:style-name="ce3" office:value-type="string" calcext:value-type="string">
            <text:p>old box (max)</text:p>
          </table:table-cell>
          <table:table-cell table:style-name="ce3" office:value-type="string" calcext:value-type="string">
            <text:p>new box (mean)</text:p>
          </table:table-cell>
          <table:table-cell table:style-name="ce3" office:value-type="string" calcext:value-type="string">
            <text:p>new box (max)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parallel running images</text:p>
          </table:table-cell>
          <table:table-cell office:value-type="string" calcext:value-type="string">
            <text:p>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Default"/>
          <table:table-cell table:style-name="ce3"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table:style-name="ce6"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1-(1-[.$C7]*[.$C$2]/[.$C$1])^[.D$5]" office:value-type="percentage" office:value="0" calcext:value-type="percentage">
            <text:p>0.0%</text:p>
          </table:table-cell>
          <table:table-cell table:style-name="ce6" table:formula="of:=1-(1-[.$C7]*[.$C$2]/[.$C$1])^[.E$5]" office:value-type="percentage" office:value="0" calcext:value-type="percentage">
            <text:p>0.0%</text:p>
          </table:table-cell>
          <table:table-cell table:style-name="ce6" table:formula="of:=1-(1-[.$C7]*[.$C$2]/[.$C$1])^[.F$5]" office:value-type="percentage" office:value="0" calcext:value-type="percentage">
            <text:p>0.0%</text:p>
          </table:table-cell>
          <table:table-cell table:style-name="ce6" table:formula="of:=1-(1-[.$C7]*[.$C$2]/[.$C$1])^[.G$5]" office:value-type="percentage" office:value="0" calcext:value-type="percentage">
            <text:p>0.0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7]+1" office:value-type="float" office:value="1" calcext:value-type="float">
            <text:p>1</text:p>
          </table:table-cell>
          <table:table-cell table:style-name="ce6" table:formula="of:=1-(1-[.$C8]*[.$C$2]/[.$C$1])^[.D$5]" office:value-type="percentage" office:value="0.025" calcext:value-type="percentage">
            <text:p>2.5%</text:p>
          </table:table-cell>
          <table:table-cell table:style-name="ce6" table:formula="of:=1-(1-[.$C8]*[.$C$2]/[.$C$1])^[.E$5]" office:value-type="percentage" office:value="0.140931698974609" calcext:value-type="percentage">
            <text:p>14.1%</text:p>
          </table:table-cell>
          <table:table-cell table:style-name="ce6" table:formula="of:=1-(1-[.$C8]*[.$C$2]/[.$C$1])^[.F$5]" office:value-type="percentage" office:value="0.183348196337738" calcext:value-type="percentage">
            <text:p>18.3%</text:p>
          </table:table-cell>
          <table:table-cell table:style-name="ce6" table:formula="of:=1-(1-[.$C8]*[.$C$2]/[.$C$1])^[.G$5]" office:value-type="percentage" office:value="0.223670379143562" calcext:value-type="percentage">
            <text:p>22.4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8]+1" office:value-type="float" office:value="2" calcext:value-type="float">
            <text:p>2</text:p>
          </table:table-cell>
          <table:table-cell table:style-name="ce6" table:formula="of:=1-(1-[.$C9]*[.$C$2]/[.$C$1])^[.D$5]" office:value-type="percentage" office:value="0.05" calcext:value-type="percentage">
            <text:p>5.0%</text:p>
          </table:table-cell>
          <table:table-cell table:style-name="ce6" table:formula="of:=1-(1-[.$C9]*[.$C$2]/[.$C$1])^[.E$5]" office:value-type="percentage" office:value="0.264908109375" calcext:value-type="percentage">
            <text:p>26.5%</text:p>
          </table:table-cell>
          <table:table-cell table:style-name="ce6" table:formula="of:=1-(1-[.$C9]*[.$C$2]/[.$C$1])^[.F$5]" office:value-type="percentage" office:value="0.336579568710938" calcext:value-type="percentage">
            <text:p>33.7%</text:p>
          </table:table-cell>
          <table:table-cell table:style-name="ce6" table:formula="of:=1-(1-[.$C9]*[.$C$2]/[.$C$1])^[.G$5]" office:value-type="percentage" office:value="0.401263060761621" calcext:value-type="percentage">
            <text:p>40.1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9]+1" office:value-type="float" office:value="3" calcext:value-type="float">
            <text:p>3</text:p>
          </table:table-cell>
          <table:table-cell table:style-name="ce6" table:formula="of:=1-(1-[.$C10]*[.$C$2]/[.$C$1])^[.D$5]" office:value-type="percentage" office:value="0.075" calcext:value-type="percentage">
            <text:p>7.5%</text:p>
          </table:table-cell>
          <table:table-cell table:style-name="ce6" table:formula="of:=1-(1-[.$C10]*[.$C$2]/[.$C$1])^[.E$5]" office:value-type="percentage" office:value="0.373601950927734" calcext:value-type="percentage">
            <text:p>37.4%</text:p>
          </table:table-cell>
          <table:table-cell table:style-name="ce6" table:formula="of:=1-(1-[.$C10]*[.$C$2]/[.$C$1])^[.F$5]" office:value-type="percentage" office:value="0.464038169262542" calcext:value-type="percentage">
            <text:p>46.4%</text:p>
          </table:table-cell>
          <table:table-cell table:style-name="ce6" table:formula="of:=1-(1-[.$C10]*[.$C$2]/[.$C$1])^[.G$5]" office:value-type="percentage" office:value="0.541417658575263" calcext:value-type="percentage">
            <text:p>54.1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0]+1" office:value-type="float" office:value="4" calcext:value-type="float">
            <text:p>4</text:p>
          </table:table-cell>
          <table:table-cell table:style-name="ce6" table:formula="of:=1-(1-[.$C11]*[.$C$2]/[.$C$1])^[.D$5]" office:value-type="percentage" office:value="0.1" calcext:value-type="percentage">
            <text:p>10.0%</text:p>
          </table:table-cell>
          <table:table-cell table:style-name="ce6" table:formula="of:=1-(1-[.$C11]*[.$C$2]/[.$C$1])^[.E$5]" office:value-type="percentage" office:value="0.468559" calcext:value-type="percentage">
            <text:p>46.9%</text:p>
          </table:table-cell>
          <table:table-cell table:style-name="ce6" table:formula="of:=1-(1-[.$C11]*[.$C$2]/[.$C$1])^[.F$5]" office:value-type="percentage" office:value="0.56953279" calcext:value-type="percentage">
            <text:p>57.0%</text:p>
          </table:table-cell>
          <table:table-cell table:style-name="ce6" table:formula="of:=1-(1-[.$C11]*[.$C$2]/[.$C$1])^[.G$5]" office:value-type="percentage" office:value="0.6513215599" calcext:value-type="percentage">
            <text:p>65.1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1]+1" office:value-type="float" office:value="5" calcext:value-type="float">
            <text:p>5</text:p>
          </table:table-cell>
          <table:table-cell table:style-name="ce6" table:formula="of:=1-(1-[.$C12]*[.$C$2]/[.$C$1])^[.D$5]" office:value-type="percentage" office:value="0.125" calcext:value-type="percentage">
            <text:p>12.5%</text:p>
          </table:table-cell>
          <table:table-cell table:style-name="ce6" table:formula="of:=1-(1-[.$C12]*[.$C$2]/[.$C$1])^[.E$5]" office:value-type="percentage" office:value="0.551204681396484" calcext:value-type="percentage">
            <text:p>55.1%</text:p>
          </table:table-cell>
          <table:table-cell table:style-name="ce6" table:formula="of:=1-(1-[.$C12]*[.$C$2]/[.$C$1])^[.F$5]" office:value-type="percentage" office:value="0.656391084194183" calcext:value-type="percentage">
            <text:p>65.6%</text:p>
          </table:table-cell>
          <table:table-cell table:style-name="ce6" table:formula="of:=1-(1-[.$C12]*[.$C$2]/[.$C$1])^[.G$5]" office:value-type="percentage" office:value="0.736924423836172" calcext:value-type="percentage">
            <text:p>73.7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2]+1" office:value-type="float" office:value="6" calcext:value-type="float">
            <text:p>6</text:p>
          </table:table-cell>
          <table:table-cell table:style-name="ce6" table:formula="of:=1-(1-[.$C13]*[.$C$2]/[.$C$1])^[.D$5]" office:value-type="percentage" office:value="0.15" calcext:value-type="percentage">
            <text:p>15.0%</text:p>
          </table:table-cell>
          <table:table-cell table:style-name="ce6" table:formula="of:=1-(1-[.$C13]*[.$C$2]/[.$C$1])^[.E$5]" office:value-type="percentage" office:value="0.622850484375" calcext:value-type="percentage">
            <text:p>62.3%</text:p>
          </table:table-cell>
          <table:table-cell table:style-name="ce6" table:formula="of:=1-(1-[.$C13]*[.$C$2]/[.$C$1])^[.F$5]" office:value-type="percentage" office:value="0.727509474960938" calcext:value-type="percentage">
            <text:p>72.8%</text:p>
          </table:table-cell>
          <table:table-cell table:style-name="ce6" table:formula="of:=1-(1-[.$C13]*[.$C$2]/[.$C$1])^[.G$5]" office:value-type="percentage" office:value="0.803125595659277" calcext:value-type="percentage">
            <text:p>80.3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14" table:formula="of:=[.C13]+1" office:value-type="float" office:value="7" calcext:value-type="float">
            <text:p>7</text:p>
          </table:table-cell>
          <table:table-cell table:style-name="ce21" table:formula="of:=1-(1-[.$C14]*[.$C$2]/[.$C$1])^[.D$5]" office:value-type="percentage" office:value="0.175" calcext:value-type="percentage">
            <text:p>17.5%</text:p>
          </table:table-cell>
          <table:table-cell table:style-name="ce25" table:formula="of:=1-(1-[.$C14]*[.$C$2]/[.$C$1])^[.E$5]" office:value-type="percentage" office:value="0.68470020288086" calcext:value-type="percentage">
            <text:p>68.5%</text:p>
          </table:table-cell>
          <table:table-cell table:style-name="ce21" table:formula="of:=1-(1-[.$C14]*[.$C$2]/[.$C$1])^[.F$5]" office:value-type="percentage" office:value="0.785399075585785" calcext:value-type="percentage">
            <text:p>78.5%</text:p>
          </table:table-cell>
          <table:table-cell table:style-name="ce21" table:formula="of:=1-(1-[.$C14]*[.$C$2]/[.$C$1])^[.G$5]" office:value-type="percentage" office:value="0.853937245820575" calcext:value-type="percentage">
            <text:p>85.4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16" table:formula="of:=[.C14]+1" office:value-type="float" office:value="8" calcext:value-type="float">
            <text:p>8</text:p>
          </table:table-cell>
          <table:table-cell table:style-name="ce23" table:formula="of:=1-(1-[.$C15]*[.$C$2]/[.$C$1])^[.D$5]" office:value-type="percentage" office:value="0.2" calcext:value-type="percentage">
            <text:p>20.0%</text:p>
          </table:table-cell>
          <table:table-cell table:style-name="ce23" table:formula="of:=1-(1-[.$C15]*[.$C$2]/[.$C$1])^[.E$5]" office:value-type="percentage" office:value="0.737856" calcext:value-type="percentage">
            <text:p>73.8%</text:p>
          </table:table-cell>
          <table:table-cell table:style-name="ce23" table:formula="of:=1-(1-[.$C15]*[.$C$2]/[.$C$1])^[.F$5]" office:value-type="percentage" office:value="0.83222784" calcext:value-type="percentage">
            <text:p>83.2%</text:p>
          </table:table-cell>
          <table:table-cell table:style-name="ce23" table:formula="of:=1-(1-[.$C15]*[.$C$2]/[.$C$1])^[.G$5]" office:value-type="percentage" office:value="0.8926258176" calcext:value-type="percentage">
            <text:p>89.3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5]+1" office:value-type="float" office:value="9" calcext:value-type="float">
            <text:p>9</text:p>
          </table:table-cell>
          <table:table-cell table:style-name="ce6" table:formula="of:=1-(1-[.$C16]*[.$C$2]/[.$C$1])^[.D$5]" office:value-type="percentage" office:value="0.225" calcext:value-type="percentage">
            <text:p>22.5%</text:p>
          </table:table-cell>
          <table:table-cell table:style-name="ce6" table:formula="of:=1-(1-[.$C16]*[.$C$2]/[.$C$1])^[.E$5]" office:value-type="percentage" office:value="0.783324296630859" calcext:value-type="percentage">
            <text:p>78.3%</text:p>
          </table:table-cell>
          <table:table-cell table:style-name="ce6" table:formula="of:=1-(1-[.$C16]*[.$C$2]/[.$C$1])^[.F$5]" office:value-type="percentage" office:value="0.86985915566391" calcext:value-type="percentage">
            <text:p>87.0%</text:p>
          </table:table-cell>
          <table:table-cell table:style-name="ce6" table:formula="of:=1-(1-[.$C16]*[.$C$2]/[.$C$1])^[.G$5]" office:value-type="percentage" office:value="0.921834155370636" calcext:value-type="percentage">
            <text:p>92.2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6]+1" office:value-type="float" office:value="10" calcext:value-type="float">
            <text:p>10</text:p>
          </table:table-cell>
          <table:table-cell table:style-name="ce6" table:formula="of:=1-(1-[.$C17]*[.$C$2]/[.$C$1])^[.D$5]" office:value-type="percentage" office:value="0.25" calcext:value-type="percentage">
            <text:p>25.0%</text:p>
          </table:table-cell>
          <table:table-cell table:style-name="ce6" table:formula="of:=1-(1-[.$C17]*[.$C$2]/[.$C$1])^[.E$5]" office:value-type="percentage" office:value="0.822021484375" calcext:value-type="percentage">
            <text:p>82.2%</text:p>
          </table:table-cell>
          <table:table-cell table:style-name="ce6" table:formula="of:=1-(1-[.$C17]*[.$C$2]/[.$C$1])^[.F$5]" office:value-type="percentage" office:value="0.899887084960938" calcext:value-type="percentage">
            <text:p>90.0%</text:p>
          </table:table-cell>
          <table:table-cell table:style-name="ce6" table:formula="of:=1-(1-[.$C17]*[.$C$2]/[.$C$1])^[.G$5]" office:value-type="percentage" office:value="0.943686485290527" calcext:value-type="percentage">
            <text:p>94.4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7]+1" office:value-type="float" office:value="11" calcext:value-type="float">
            <text:p>11</text:p>
          </table:table-cell>
          <table:table-cell table:style-name="ce6" table:formula="of:=1-(1-[.$C18]*[.$C$2]/[.$C$1])^[.D$5]" office:value-type="percentage" office:value="0.275" calcext:value-type="percentage">
            <text:p>27.5%</text:p>
          </table:table-cell>
          <table:table-cell table:style-name="ce6" table:formula="of:=1-(1-[.$C18]*[.$C$2]/[.$C$1])^[.E$5]" office:value-type="percentage" office:value="0.854779462646484" calcext:value-type="percentage">
            <text:p>85.5%</text:p>
          </table:table-cell>
          <table:table-cell table:style-name="ce6" table:formula="of:=1-(1-[.$C18]*[.$C$2]/[.$C$1])^[.F$5]" office:value-type="percentage" office:value="0.923668455053558" calcext:value-type="percentage">
            <text:p>92.4%</text:p>
          </table:table-cell>
          <table:table-cell table:style-name="ce6" table:formula="of:=1-(1-[.$C18]*[.$C$2]/[.$C$1])^[.G$5]" office:value-type="percentage" office:value="0.959878231687527" calcext:value-type="percentage">
            <text:p>96.0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8]+1" office:value-type="float" office:value="12" calcext:value-type="float">
            <text:p>12</text:p>
          </table:table-cell>
          <table:table-cell table:style-name="ce6" table:formula="of:=1-(1-[.$C19]*[.$C$2]/[.$C$1])^[.D$5]" office:value-type="percentage" office:value="0.3" calcext:value-type="percentage">
            <text:p>30.0%</text:p>
          </table:table-cell>
          <table:table-cell table:style-name="ce6" table:formula="of:=1-(1-[.$C19]*[.$C$2]/[.$C$1])^[.E$5]" office:value-type="percentage" office:value="0.882351" calcext:value-type="percentage">
            <text:p>88.2%</text:p>
          </table:table-cell>
          <table:table-cell table:style-name="ce6" table:formula="of:=1-(1-[.$C19]*[.$C$2]/[.$C$1])^[.F$5]" office:value-type="percentage" office:value="0.94235199" calcext:value-type="percentage">
            <text:p>94.2%</text:p>
          </table:table-cell>
          <table:table-cell table:style-name="ce6" table:formula="of:=1-(1-[.$C19]*[.$C$2]/[.$C$1])^[.G$5]" office:value-type="percentage" office:value="0.9717524751" calcext:value-type="percentage">
            <text:p>97.2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9]+1" office:value-type="float" office:value="13" calcext:value-type="float">
            <text:p>13</text:p>
          </table:table-cell>
          <table:table-cell table:style-name="ce6" table:formula="of:=1-(1-[.$C20]*[.$C$2]/[.$C$1])^[.D$5]" office:value-type="percentage" office:value="0.325" calcext:value-type="percentage">
            <text:p>32.5%</text:p>
          </table:table-cell>
          <table:table-cell table:style-name="ce6" table:formula="of:=1-(1-[.$C20]*[.$C$2]/[.$C$1])^[.E$5]" office:value-type="percentage" office:value="0.905414919677734" calcext:value-type="percentage">
            <text:p>90.5%</text:p>
          </table:table-cell>
          <table:table-cell table:style-name="ce6" table:formula="of:=1-(1-[.$C20]*[.$C$2]/[.$C$1])^[.F$5]" office:value-type="percentage" office:value="0.956904672778168" calcext:value-type="percentage">
            <text:p>95.7%</text:p>
          </table:table-cell>
          <table:table-cell table:style-name="ce6" table:formula="of:=1-(1-[.$C20]*[.$C$2]/[.$C$1])^[.G$5]" office:value-type="percentage" office:value="0.980364691534553" calcext:value-type="percentage">
            <text:p>98.0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0]+1" office:value-type="float" office:value="14" calcext:value-type="float">
            <text:p>14</text:p>
          </table:table-cell>
          <table:table-cell table:style-name="ce6" table:formula="of:=1-(1-[.$C21]*[.$C$2]/[.$C$1])^[.D$5]" office:value-type="percentage" office:value="0.35" calcext:value-type="percentage">
            <text:p>35.0%</text:p>
          </table:table-cell>
          <table:table-cell table:style-name="ce6" table:formula="of:=1-(1-[.$C21]*[.$C$2]/[.$C$1])^[.E$5]" office:value-type="percentage" office:value="0.924581109375" calcext:value-type="percentage">
            <text:p>92.5%</text:p>
          </table:table-cell>
          <table:table-cell table:style-name="ce6" table:formula="of:=1-(1-[.$C21]*[.$C$2]/[.$C$1])^[.F$5]" office:value-type="percentage" office:value="0.968135518710938" calcext:value-type="percentage">
            <text:p>96.8%</text:p>
          </table:table-cell>
          <table:table-cell table:style-name="ce6" table:formula="of:=1-(1-[.$C21]*[.$C$2]/[.$C$1])^[.G$5]" office:value-type="percentage" office:value="0.986537256655371" calcext:value-type="percentage">
            <text:p>98.7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1]+1" office:value-type="float" office:value="15" calcext:value-type="float">
            <text:p>15</text:p>
          </table:table-cell>
          <table:table-cell table:style-name="ce6" table:formula="of:=1-(1-[.$C22]*[.$C$2]/[.$C$1])^[.D$5]" office:value-type="percentage" office:value="0.375" calcext:value-type="percentage">
            <text:p>37.5%</text:p>
          </table:table-cell>
          <table:table-cell table:style-name="ce6" table:formula="of:=1-(1-[.$C22]*[.$C$2]/[.$C$1])^[.E$5]" office:value-type="percentage" office:value="0.940395355224609" calcext:value-type="percentage">
            <text:p>94.0%</text:p>
          </table:table-cell>
          <table:table-cell table:style-name="ce6" table:formula="of:=1-(1-[.$C22]*[.$C$2]/[.$C$1])^[.F$5]" office:value-type="percentage" office:value="0.976716935634613" calcext:value-type="percentage">
            <text:p>97.7%</text:p>
          </table:table-cell>
          <table:table-cell table:style-name="ce6" table:formula="of:=1-(1-[.$C22]*[.$C$2]/[.$C$1])^[.G$5]" office:value-type="percentage" office:value="0.990905052982271" calcext:value-type="percentage">
            <text:p>99.1%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0">00/00/0000</text:date>, <text:time style:data-style-name="N2" text:time-value="11:01:41.507917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8-05-10T11:01:47.957570801</dc:date>
    <meta:editing-duration>PT1H57M22S</meta:editing-duration>
    <meta:editing-cycles>158</meta:editing-cycles>
    <meta:generator>LibreOffice/5.4.5.1$Linux_X86_64 LibreOffice_project/40m0$Build-1</meta:generator>
    <dc:creator>Toralf Förster</dc:creator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1.068cm" xlink:href=".." xlink:type="simple" chart:class="chart:line" chart:style-name="ch1">
        <chart:title svg:x="5.086cm" svg:y="0.357cm" chart:style-name="ch2">
          <text:p>coverage = 1-(1-day*D/R)^N</text:p>
        </chart:title>
        <chart:plot-area chart:style-name="ch3" table:cell-range-address="coverage.C7:coverage.G22" chart:data-source-has-labels="column" svg:x="0.32cm" svg:y="1.357cm" svg:width="15.36cm" svg:height="9.49cm">
          <chartooo:coordinate-region svg:x="1.55cm" svg:y="1.556cm" svg:width="13.758cm" svg:height="8.644cm"/>
          <chart:axis chart:dimension="x" chart:name="primary-x" chart:style-name="ch4" chartooo:axis-type="auto">
            <chartooo:date-scale/>
            <chart:categories table:cell-range-address="coverage.C7:coverage.C2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verage.D7:coverage.D22" chart:class="chart:line">
            <chart:data-point chart:repeated="16"/>
          </chart:series>
          <chart:series chart:style-name="ch9" chart:values-cell-range-address="coverage.E7:coverage.E22" chart:class="chart:line">
            <chart:data-point chart:repeated="16"/>
          </chart:series>
          <chart:series chart:style-name="ch10" chart:values-cell-range-address="coverage.F7:coverage.F22" chart:class="chart:line">
            <chart:data-point chart:repeated="16"/>
          </chart:series>
          <chart:series chart:style-name="ch11" chart:values-cell-range-address="coverage.G7:coverage.G22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verage.C7:coverage.C22</svg:desc>
                </draw:g>
              </table:table-cell>
              <table:table-cell office:value-type="float" office:value="0">
                <text:p>0</text:p>
                <draw:g>
                  <svg:desc>coverage.D7:coverage.D22</svg:desc>
                </draw:g>
              </table:table-cell>
              <table:table-cell office:value-type="float" office:value="0">
                <text:p>0</text:p>
                <draw:g>
                  <svg:desc>coverage.E7:coverage.E22</svg:desc>
                </draw:g>
              </table:table-cell>
              <table:table-cell office:value-type="float" office:value="0">
                <text:p>0</text:p>
                <draw:g>
                  <svg:desc>coverage.F7:coverage.F22</svg:desc>
                </draw:g>
              </table:table-cell>
              <table:table-cell office:value-type="float" office:value="0">
                <text:p>0</text:p>
                <draw:g>
                  <svg:desc>coverage.G7:coverage.G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5">
                <text:p>0.025</text:p>
              </table:table-cell>
              <table:table-cell office:value-type="float" office:value="0.140931698974609">
                <text:p>0.140931698974609</text:p>
              </table:table-cell>
              <table:table-cell office:value-type="float" office:value="0.183348196337738">
                <text:p>0.183348196337738</text:p>
              </table:table-cell>
              <table:table-cell office:value-type="float" office:value="0.223670379143562">
                <text:p>0.22367037914356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264908109375">
                <text:p>0.264908109375</text:p>
              </table:table-cell>
              <table:table-cell office:value-type="float" office:value="0.336579568710938">
                <text:p>0.336579568710938</text:p>
              </table:table-cell>
              <table:table-cell office:value-type="float" office:value="0.401263060761621">
                <text:p>0.4012630607616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75">
                <text:p>0.075</text:p>
              </table:table-cell>
              <table:table-cell office:value-type="float" office:value="0.373601950927734">
                <text:p>0.373601950927734</text:p>
              </table:table-cell>
              <table:table-cell office:value-type="float" office:value="0.464038169262542">
                <text:p>0.464038169262542</text:p>
              </table:table-cell>
              <table:table-cell office:value-type="float" office:value="0.541417658575263">
                <text:p>0.5414176585752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468559">
                <text:p>0.468559</text:p>
              </table:table-cell>
              <table:table-cell office:value-type="float" office:value="0.56953279">
                <text:p>0.56953279</text:p>
              </table:table-cell>
              <table:table-cell office:value-type="float" office:value="0.6513215599">
                <text:p>0.651321559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25">
                <text:p>0.125</text:p>
              </table:table-cell>
              <table:table-cell office:value-type="float" office:value="0.551204681396484">
                <text:p>0.551204681396484</text:p>
              </table:table-cell>
              <table:table-cell office:value-type="float" office:value="0.656391084194183">
                <text:p>0.656391084194183</text:p>
              </table:table-cell>
              <table:table-cell office:value-type="float" office:value="0.736924423836172">
                <text:p>0.73692442383617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5">
                <text:p>0.15</text:p>
              </table:table-cell>
              <table:table-cell office:value-type="float" office:value="0.622850484375">
                <text:p>0.622850484375</text:p>
              </table:table-cell>
              <table:table-cell office:value-type="float" office:value="0.727509474960938">
                <text:p>0.727509474960938</text:p>
              </table:table-cell>
              <table:table-cell office:value-type="float" office:value="0.803125595659277">
                <text:p>0.80312559565927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75">
                <text:p>0.175</text:p>
              </table:table-cell>
              <table:table-cell office:value-type="float" office:value="0.68470020288086">
                <text:p>0.68470020288086</text:p>
              </table:table-cell>
              <table:table-cell office:value-type="float" office:value="0.785399075585785">
                <text:p>0.785399075585785</text:p>
              </table:table-cell>
              <table:table-cell office:value-type="float" office:value="0.853937245820575">
                <text:p>0.8539372458205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737856">
                <text:p>0.737856</text:p>
              </table:table-cell>
              <table:table-cell office:value-type="float" office:value="0.83222784">
                <text:p>0.83222784</text:p>
              </table:table-cell>
              <table:table-cell office:value-type="float" office:value="0.8926258176">
                <text:p>0.892625817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25">
                <text:p>0.225</text:p>
              </table:table-cell>
              <table:table-cell office:value-type="float" office:value="0.783324296630859">
                <text:p>0.783324296630859</text:p>
              </table:table-cell>
              <table:table-cell office:value-type="float" office:value="0.86985915566391">
                <text:p>0.86985915566391</text:p>
              </table:table-cell>
              <table:table-cell office:value-type="float" office:value="0.921834155370636">
                <text:p>0.9218341553706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822021484375">
                <text:p>0.822021484375</text:p>
              </table:table-cell>
              <table:table-cell office:value-type="float" office:value="0.899887084960938">
                <text:p>0.899887084960938</text:p>
              </table:table-cell>
              <table:table-cell office:value-type="float" office:value="0.943686485290527">
                <text:p>0.94368648529052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75">
                <text:p>0.275</text:p>
              </table:table-cell>
              <table:table-cell office:value-type="float" office:value="0.854779462646484">
                <text:p>0.854779462646484</text:p>
              </table:table-cell>
              <table:table-cell office:value-type="float" office:value="0.923668455053558">
                <text:p>0.923668455053558</text:p>
              </table:table-cell>
              <table:table-cell office:value-type="float" office:value="0.959878231687527">
                <text:p>0.9598782316875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0.882351">
                <text:p>0.882351</text:p>
              </table:table-cell>
              <table:table-cell office:value-type="float" office:value="0.94235199">
                <text:p>0.94235199</text:p>
              </table:table-cell>
              <table:table-cell office:value-type="float" office:value="0.9717524751">
                <text:p>0.97175247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25">
                <text:p>0.325</text:p>
              </table:table-cell>
              <table:table-cell office:value-type="float" office:value="0.905414919677734">
                <text:p>0.905414919677734</text:p>
              </table:table-cell>
              <table:table-cell office:value-type="float" office:value="0.956904672778168">
                <text:p>0.956904672778168</text:p>
              </table:table-cell>
              <table:table-cell office:value-type="float" office:value="0.980364691534553">
                <text:p>0.98036469153455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5">
                <text:p>0.35</text:p>
              </table:table-cell>
              <table:table-cell office:value-type="float" office:value="0.924581109375">
                <text:p>0.924581109375</text:p>
              </table:table-cell>
              <table:table-cell office:value-type="float" office:value="0.968135518710938">
                <text:p>0.968135518710938</text:p>
              </table:table-cell>
              <table:table-cell office:value-type="float" office:value="0.986537256655371">
                <text:p>0.9865372566553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75">
                <text:p>0.375</text:p>
              </table:table-cell>
              <table:table-cell office:value-type="float" office:value="0.940395355224609">
                <text:p>0.940395355224609</text:p>
              </table:table-cell>
              <table:table-cell office:value-type="float" office:value="0.976716935634613">
                <text:p>0.976716935634613</text:p>
              </table:table-cell>
              <table:table-cell office:value-type="float" office:value="0.990905052982271">
                <text:p>0.9909050529822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